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7f78" officeooo:paragraph-rsid="001f7f78"/>
    </style:style>
    <style:style style:name="P2" style:family="paragraph" style:parent-style-name="Standard">
      <style:text-properties officeooo:rsid="001f85f6" officeooo:paragraph-rsid="001f85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TEL MANAGEMENT SYSTEM</text:p>
      <text:p text:style-name="P2">DASHBOARD</text:p>
      <text:p text:style-name="P2"/>
      <text:p text:style-name="P2">COMPANY LOGO WITH NAM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17:34:38.614847136</meta:creation-date>
    <meta:generator>LibreOffice/6.0.3.2$Linux_X86_64 LibreOffice_project/00m0$Build-2</meta:generator>
    <dc:date>2018-06-15T19:06:26.866173515</dc:date>
    <meta:editing-duration>PT1H21M38S</meta:editing-duration>
    <meta:editing-cycles>2</meta:editing-cycles>
    <meta:document-statistic meta:table-count="0" meta:image-count="0" meta:object-count="0" meta:page-count="1" meta:paragraph-count="3" meta:word-count="8" meta:character-count="54" meta:non-whitespace-character-count="49"/>
  </office:meta>
</office:document-meta>
</file>